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3B00000048CF334A7448FA810F.png" manifest:media-type="image/png"/>
  <manifest:file-entry manifest:full-path="Pictures/10000201000000F90000003617FE2BAA83DE8B24.png" manifest:media-type="image/png"/>
  <manifest:file-entry manifest:full-path="Pictures/100000000000006400000064DB7F8F28176A26AF.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2"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oto Sans CJK JP Regular" svg:font-family="'Noto Sans CJK JP Regular'" style:font-family-generic="modern" style:font-pitch="fixed"/>
    <style:font-face style:name="Liberation Serif" svg:font-family="'Liberation Serif'" style:font-family-generic="roman" style:font-pitch="variable"/>
    <style:font-face style:name="DejaVu Sans Light" svg:font-family="'DejaVu Sans Light'"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Text_20_body">
      <style:text-properties fo:color="#808080" style:font-name="DejaVu Sans Light" fo:font-size="9pt" fo:font-weight="bold" officeooo:paragraph-rsid="000f8620" style:font-size-asian="9pt" style:font-weight-asian="bold" style:font-size-complex="9pt" style:font-weight-complex="bold"/>
    </style:style>
    <style:style style:name="P2" style:family="paragraph" style:parent-style-name="Text_20_body">
      <style:text-properties fo:color="#808080" style:font-name="DejaVu Sans Light" fo:font-size="9pt" fo:font-weight="bold" officeooo:paragraph-rsid="00095c77" style:font-size-asian="9pt" style:font-weight-asian="bold" style:font-size-complex="9pt" style:font-weight-complex="bold"/>
    </style:style>
    <style:style style:name="P3" style:family="paragraph" style:parent-style-name="Text_20_body">
      <style:text-properties fo:font-variant="normal" fo:text-transform="none" fo:color="#000000" style:font-name="FreeSans" fo:font-size="11pt" fo:letter-spacing="normal" fo:font-style="normal" fo:font-weight="normal" officeooo:rsid="000b311c" officeooo:paragraph-rsid="000b311c" style:font-name-asian="Droid Sans Fallback" style:font-size-asian="11pt" style:font-weight-asian="normal" style:font-name-complex="FreeSans1" style:font-size-complex="11pt" style:font-weight-complex="normal"/>
    </style:style>
    <style:style style:name="P4" style:family="paragraph" style:parent-style-name="Text_20_body">
      <style:paragraph-properties fo:text-align="justify" style:justify-single-word="false"/>
      <style:text-properties fo:font-variant="normal" fo:text-transform="none" fo:color="#000000" style:font-name="FreeSans" fo:font-size="11pt" fo:letter-spacing="normal" fo:font-style="normal" fo:font-weight="normal" officeooo:rsid="00123d65" officeooo:paragraph-rsid="00123d65" style:font-name-asian="Droid Sans Fallback" style:font-size-asian="11pt" style:font-weight-asian="normal" style:font-name-complex="FreeSans1" style:font-size-complex="11pt" style:font-weight-complex="normal"/>
    </style:style>
    <style:style style:name="P5" style:family="paragraph" style:parent-style-name="Text_20_body">
      <style:paragraph-properties fo:text-align="justify" style:justify-single-word="false"/>
      <style:text-properties fo:font-variant="normal" fo:text-transform="none" fo:color="#000000" style:font-name="FreeSans" fo:font-size="11pt" fo:letter-spacing="normal" fo:font-style="normal" fo:font-weight="normal" officeooo:rsid="00148c79" officeooo:paragraph-rsid="00148c79" style:font-name-asian="Droid Sans Fallback" style:font-size-asian="11pt" style:font-style-asian="italic" style:font-weight-asian="normal" style:font-name-complex="FreeSans1" style:font-size-complex="11pt" style:font-style-complex="italic" style:font-weight-complex="normal"/>
    </style:style>
    <style:style style:name="P6" style:family="paragraph" style:parent-style-name="Text_20_body">
      <style:paragraph-properties fo:text-align="justify" style:justify-single-word="false"/>
      <style:text-properties fo:font-variant="normal" fo:text-transform="none" fo:color="#000000" style:font-name="FreeSans" fo:font-size="11pt" fo:letter-spacing="normal" fo:font-style="normal" fo:font-weight="normal" officeooo:rsid="00148c79" officeooo:paragraph-rsid="001c9c00" style:font-name-asian="Droid Sans Fallback" style:font-size-asian="11pt" style:font-style-asian="italic" style:font-weight-asian="normal" style:font-name-complex="FreeSans1" style:font-size-complex="11pt" style:font-style-complex="italic" style:font-weight-complex="normal"/>
    </style:style>
    <style:style style:name="P7" style:family="paragraph" style:parent-style-name="Text_20_body">
      <style:paragraph-properties fo:text-align="justify" style:justify-single-word="false"/>
      <style:text-properties fo:font-variant="normal" fo:text-transform="none" fo:color="#000000" style:font-name="FreeSans" fo:font-size="11pt" fo:letter-spacing="normal" fo:font-style="normal" fo:font-weight="normal" officeooo:rsid="0016060a" officeooo:paragraph-rsid="0016060a" style:font-name-asian="Droid Sans Fallback" style:font-size-asian="11pt" style:font-style-asian="italic" style:font-weight-asian="normal" style:font-name-complex="FreeSans1" style:font-size-complex="11pt" style:font-style-complex="italic" style:font-weight-complex="normal"/>
    </style:style>
    <style:style style:name="P8" style:family="paragraph" style:parent-style-name="Text_20_body">
      <style:paragraph-properties fo:text-align="justify" style:justify-single-word="false"/>
      <style:text-properties fo:font-variant="normal" fo:text-transform="none" fo:color="#000000" style:font-name="FreeSans" fo:font-size="11pt" fo:letter-spacing="normal" fo:font-style="normal" fo:font-weight="normal" officeooo:rsid="001776ff" officeooo:paragraph-rsid="001bbff9" style:font-name-asian="Droid Sans Fallback" style:font-size-asian="11pt" style:font-style-asian="italic" style:font-weight-asian="normal" style:font-name-complex="FreeSans1" style:font-size-complex="11pt" style:font-style-complex="italic" style:font-weight-complex="normal"/>
    </style:style>
    <style:style style:name="P9" style:family="paragraph" style:parent-style-name="Text_20_body">
      <style:paragraph-properties fo:text-align="justify" style:justify-single-word="false"/>
      <style:text-properties fo:font-variant="normal" fo:text-transform="none" fo:color="#000000" style:font-name="FreeSans" fo:font-size="11pt" fo:letter-spacing="normal" fo:font-style="normal" fo:font-weight="normal" officeooo:rsid="001bbff9" officeooo:paragraph-rsid="001bbff9" style:font-name-asian="Droid Sans Fallback" style:font-size-asian="11pt" style:font-style-asian="italic" style:font-weight-asian="normal" style:font-name-complex="FreeSans1" style:font-size-complex="11pt" style:font-style-complex="italic" style:font-weight-complex="normal"/>
    </style:style>
    <style:style style:name="P10" style:family="paragraph" style:parent-style-name="Text_20_body">
      <style:paragraph-properties fo:text-align="justify" style:justify-single-word="false"/>
      <style:text-properties fo:font-variant="normal" fo:text-transform="none" fo:color="#000000" style:font-name="FreeSans" fo:font-size="11pt" fo:letter-spacing="normal" fo:font-style="normal" fo:font-weight="normal" officeooo:rsid="001c557f" officeooo:paragraph-rsid="001c557f" style:font-name-asian="Droid Sans Fallback" style:font-size-asian="11pt" style:font-style-asian="italic" style:font-weight-asian="normal" style:font-name-complex="FreeSans1" style:font-size-complex="11pt" style:font-style-complex="italic" style:font-weight-complex="normal"/>
    </style:style>
    <style:style style:name="P11" style:family="paragraph" style:parent-style-name="Text_20_body">
      <style:paragraph-properties fo:text-align="justify" style:justify-single-word="false"/>
      <style:text-properties fo:font-variant="normal" fo:text-transform="none" fo:color="#000000" style:font-name="FreeSans" fo:font-size="11pt" fo:letter-spacing="normal" fo:font-style="normal" fo:font-weight="normal" officeooo:rsid="001fc0ce" officeooo:paragraph-rsid="001fc0ce" style:font-name-asian="Droid Sans Fallback" style:font-size-asian="11pt" style:font-style-asian="italic" style:font-weight-asian="normal" style:font-name-complex="FreeSans1" style:font-size-complex="11pt" style:font-style-complex="italic" style:font-weight-complex="normal"/>
    </style:style>
    <style:style style:name="P12" style:family="paragraph" style:parent-style-name="Text_20_body">
      <style:paragraph-properties fo:text-align="justify" style:justify-single-word="false"/>
      <style:text-properties fo:font-variant="normal" fo:text-transform="none" fo:color="#000000" style:font-name="FreeSans" fo:font-size="11pt" fo:letter-spacing="normal" fo:font-style="normal" fo:font-weight="normal" officeooo:rsid="0024715a" officeooo:paragraph-rsid="0024715a" style:font-name-asian="Droid Sans Fallback" style:font-size-asian="11pt" style:font-style-asian="italic" style:font-weight-asian="normal" style:font-name-complex="FreeSans1" style:font-size-complex="11pt" style:font-style-complex="italic" style:font-weight-complex="normal"/>
    </style:style>
    <style:style style:name="P13" style:family="paragraph" style:parent-style-name="Text_20_body">
      <style:paragraph-properties fo:text-align="justify" style:justify-single-word="false"/>
      <style:text-properties fo:font-variant="normal" fo:text-transform="none" fo:color="#000000" style:font-name="FreeSans" fo:font-size="11pt" fo:letter-spacing="normal" fo:font-style="normal" fo:font-weight="normal" officeooo:rsid="00264b10" officeooo:paragraph-rsid="00264b10" style:font-name-asian="Droid Sans Fallback" style:font-size-asian="11pt" style:font-style-asian="italic" style:font-weight-asian="normal" style:font-name-complex="FreeSans1" style:font-size-complex="11pt" style:font-style-complex="italic" style:font-weight-complex="normal"/>
    </style:style>
    <style:style style:name="P14" style:family="paragraph" style:parent-style-name="Text_20_body">
      <style:paragraph-properties fo:text-align="justify" style:justify-single-word="false"/>
      <style:text-properties fo:font-variant="normal" fo:text-transform="none" fo:color="#996600" style:font-name="Liberation Sans" fo:font-size="16pt" fo:letter-spacing="normal" fo:font-style="italic" fo:font-weight="normal" officeooo:rsid="001153fe" officeooo:paragraph-rsid="00148c79" style:font-name-asian="Droid Sans Fallback" style:font-size-asian="16pt" style:font-style-asian="italic" style:font-weight-asian="normal" style:font-name-complex="FreeSans1" style:font-size-complex="16pt" style:font-style-complex="italic" style:font-weight-complex="normal"/>
    </style:style>
    <style:style style:name="P15" style:family="paragraph" style:parent-style-name="Text_20_body">
      <style:paragraph-properties fo:text-align="justify" style:justify-single-word="false"/>
      <style:text-properties officeooo:paragraph-rsid="0021532d"/>
    </style:style>
    <style:style style:name="P16" style:family="paragraph" style:parent-style-name="Footer">
      <style:paragraph-properties fo:text-align="center" style:justify-single-word="false"/>
      <style:text-properties fo:color="#ffffff" style:font-name="FreeSans" fo:font-weight="bold" officeooo:rsid="00034921" officeooo:paragraph-rsid="00034921" style:font-weight-asian="bold" style:font-weight-complex="bold"/>
    </style:style>
    <style:style style:name="P17" style:family="paragraph" style:parent-style-name="Hanging_20_indent">
      <style:paragraph-properties fo:margin-left="0cm" fo:margin-right="0cm" fo:text-indent="0cm" style:auto-text-indent="false"/>
    </style:style>
    <style:style style:name="P18" style:family="paragraph" style:parent-style-name="Code">
      <style:paragraph-properties fo:text-align="justify" style:justify-single-word="false"/>
      <style:text-properties fo:font-variant="normal" fo:text-transform="none" fo:color="#000000" style:font-name="Courier 10 Pitch" fo:font-size="11pt" fo:letter-spacing="normal" fo:font-style="normal" fo:font-weight="bold" officeooo:rsid="0016060a" officeooo:paragraph-rsid="0016060a" style:font-name-asian="Droid Sans Fallback" style:font-size-asian="11pt" style:font-style-asian="normal" style:font-weight-asian="bold" style:font-name-complex="FreeSans1" style:font-size-complex="11pt" style:font-style-complex="normal" style:font-weight-complex="bold"/>
    </style:style>
    <style:style style:name="P19" style:family="paragraph" style:parent-style-name="Code">
      <style:paragraph-properties fo:text-align="justify" style:justify-single-word="false"/>
      <style:text-properties fo:font-variant="normal" fo:text-transform="none" fo:color="#000000" style:font-name="Courier 10 Pitch" fo:font-size="11pt" fo:letter-spacing="normal" fo:font-style="normal" fo:font-weight="bold" officeooo:rsid="0016060a" officeooo:paragraph-rsid="001bbff9" style:font-name-asian="Droid Sans Fallback" style:font-size-asian="11pt" style:font-style-asian="normal" style:font-weight-asian="bold" style:font-name-complex="FreeSans1" style:font-size-complex="11pt" style:font-style-complex="normal" style:font-weight-complex="bold"/>
    </style:style>
    <style:style style:name="P20" style:family="paragraph" style:parent-style-name="Code">
      <style:paragraph-properties fo:text-align="justify" style:justify-single-word="false"/>
      <style:text-properties fo:font-variant="normal" fo:text-transform="none" fo:color="#000000" style:font-name="Courier 10 Pitch" fo:font-size="11pt" fo:letter-spacing="normal" fo:font-style="normal" fo:font-weight="bold" officeooo:rsid="0016060a" officeooo:paragraph-rsid="001bc1b6" style:font-name-asian="Droid Sans Fallback" style:font-size-asian="11pt" style:font-style-asian="normal" style:font-weight-asian="bold" style:font-name-complex="FreeSans1" style:font-size-complex="11pt" style:font-style-complex="normal" style:font-weight-complex="bold"/>
    </style:style>
    <style:style style:name="P21" style:family="paragraph" style:parent-style-name="Code">
      <style:paragraph-properties fo:text-align="justify" style:justify-single-word="false"/>
      <style:text-properties fo:font-variant="normal" fo:text-transform="none" fo:color="#000000" style:font-name="Courier 10 Pitch" fo:font-size="11pt" fo:letter-spacing="normal" fo:font-style="normal" fo:font-weight="bold" officeooo:rsid="0016060a" officeooo:paragraph-rsid="001bcc0e" style:font-name-asian="Droid Sans Fallback" style:font-size-asian="11pt" style:font-style-asian="normal" style:font-weight-asian="bold" style:font-name-complex="FreeSans1" style:font-size-complex="11pt" style:font-style-complex="normal" style:font-weight-complex="bold"/>
    </style:style>
    <style:style style:name="P22" style:family="paragraph" style:parent-style-name="Code">
      <style:paragraph-properties fo:text-align="justify" style:justify-single-word="false"/>
      <style:text-properties fo:font-variant="normal" fo:text-transform="none" fo:color="#000000" style:font-name="Courier 10 Pitch" fo:font-size="11pt" fo:letter-spacing="normal" fo:font-style="normal" fo:font-weight="bold" officeooo:rsid="0016060a" officeooo:paragraph-rsid="001fc0ce" style:font-name-asian="Droid Sans Fallback" style:font-size-asian="11pt" style:font-style-asian="normal" style:font-weight-asian="bold" style:font-name-complex="FreeSans1" style:font-size-complex="11pt" style:font-style-complex="normal" style:font-weight-complex="bold"/>
    </style:style>
    <style:style style:name="P23" style:family="paragraph" style:parent-style-name="Code">
      <style:paragraph-properties fo:text-align="justify" style:justify-single-word="false"/>
      <style:text-properties fo:font-variant="normal" fo:text-transform="none" fo:color="#000000" style:font-name="Courier 10 Pitch" fo:font-size="11pt" fo:letter-spacing="normal" fo:font-style="normal" fo:font-weight="bold" officeooo:rsid="0016060a" officeooo:paragraph-rsid="00242ece" style:font-name-asian="Droid Sans Fallback" style:font-size-asian="11pt" style:font-style-asian="normal" style:font-weight-asian="bold" style:font-name-complex="FreeSans1" style:font-size-complex="11pt" style:font-style-complex="normal" style:font-weight-complex="bold"/>
    </style:style>
    <style:style style:name="P24" style:family="paragraph" style:parent-style-name="Code">
      <style:paragraph-properties fo:text-align="justify" style:justify-single-word="false"/>
      <style:text-properties fo:font-variant="normal" fo:text-transform="none" fo:color="#000000" style:font-name="Courier 10 Pitch" fo:font-size="11pt" fo:letter-spacing="normal" fo:font-style="normal" fo:font-weight="normal" officeooo:rsid="001776ff" officeooo:paragraph-rsid="001776ff" style:font-name-asian="Droid Sans Fallback" style:font-size-asian="11pt" style:font-style-asian="normal" style:font-weight-asian="normal" style:font-name-complex="FreeSans1" style:font-size-complex="11pt" style:font-style-complex="normal" style:font-weight-complex="normal"/>
    </style:style>
    <style:style style:name="P25" style:family="paragraph" style:parent-style-name="Code">
      <style:paragraph-properties fo:text-align="justify" style:justify-single-word="false"/>
      <style:text-properties fo:font-variant="normal" fo:text-transform="none" fo:color="#000000" style:font-name="Courier 10 Pitch" fo:font-size="11pt" fo:letter-spacing="normal" fo:font-style="normal" fo:font-weight="normal" officeooo:rsid="001fc0ce" officeooo:paragraph-rsid="001fc0ce" style:font-name-asian="Droid Sans Fallback" style:font-size-asian="11pt" style:font-style-asian="normal" style:font-weight-asian="normal" style:font-name-complex="FreeSans1" style:font-size-complex="11pt" style:font-style-complex="normal" style:font-weight-complex="normal"/>
    </style:style>
    <style:style style:name="P26" style:family="paragraph" style:parent-style-name="Code">
      <style:paragraph-properties fo:text-align="justify" style:justify-single-word="false"/>
      <style:text-properties officeooo:paragraph-rsid="001bcc0e"/>
    </style:style>
    <style:style style:name="P27" style:family="paragraph" style:parent-style-name="Footnote">
      <style:text-properties officeooo:rsid="00123d65" officeooo:paragraph-rsid="00123d65"/>
    </style:style>
    <style:style style:name="P28" style:family="paragraph" style:parent-style-name="Footnote">
      <style:text-properties officeooo:rsid="0016060a" officeooo:paragraph-rsid="0016060a"/>
    </style:style>
    <style:style style:name="P29" style:family="paragraph" style:parent-style-name="Text_20_body" style:list-style-name="L1">
      <style:paragraph-properties fo:text-align="justify" style:justify-single-word="false"/>
      <style:text-properties fo:font-variant="normal" fo:text-transform="none" fo:color="#000000" style:font-name="FreeSans" fo:font-size="11pt" fo:letter-spacing="normal" fo:font-style="normal" fo:font-weight="normal" officeooo:rsid="001bbff9" officeooo:paragraph-rsid="001bbff9" style:font-name-asian="Droid Sans Fallback" style:font-size-asian="11pt" style:font-style-asian="italic" style:font-weight-asian="normal" style:font-name-complex="FreeSans1" style:font-size-complex="11pt" style:font-style-complex="italic" style:font-weight-complex="normal"/>
    </style:style>
    <style:style style:name="P30" style:family="paragraph" style:parent-style-name="Text_20_body" style:list-style-name="L1">
      <style:paragraph-properties fo:text-align="justify" style:justify-single-word="false"/>
      <style:text-properties fo:font-variant="normal" fo:text-transform="none" fo:color="#000000" style:font-name="FreeSans" fo:font-size="11pt" fo:letter-spacing="normal" fo:font-style="normal" fo:font-weight="normal" officeooo:rsid="001bbff9" officeooo:paragraph-rsid="001bc1b6" style:font-name-asian="Droid Sans Fallback" style:font-size-asian="11pt" style:font-style-asian="italic" style:font-weight-asian="normal" style:font-name-complex="FreeSans1" style:font-size-complex="11pt" style:font-style-complex="italic" style:font-weight-complex="normal"/>
    </style:style>
    <style:style style:name="P31" style:family="paragraph" style:parent-style-name="Text_20_body" style:list-style-name="L1">
      <style:paragraph-properties fo:text-align="justify" style:justify-single-word="false"/>
      <style:text-properties fo:font-variant="normal" fo:text-transform="none" fo:color="#000000" style:font-name="FreeSans" fo:font-size="11pt" fo:letter-spacing="normal" fo:font-style="normal" fo:font-weight="normal" officeooo:rsid="001bbff9" officeooo:paragraph-rsid="001bcc0e" style:font-name-asian="Droid Sans Fallback" style:font-size-asian="11pt" style:font-style-asian="italic" style:font-weight-asian="normal" style:font-name-complex="FreeSans1" style:font-size-complex="11pt" style:font-style-complex="italic" style:font-weight-complex="normal"/>
    </style:style>
    <style:style style:name="P32" style:family="paragraph" style:parent-style-name="Text_20_body">
      <style:paragraph-properties fo:text-align="justify" style:justify-single-word="false"/>
      <style:text-properties fo:font-variant="normal" fo:text-transform="none" fo:color="#000000" style:font-name="FreeSans" fo:font-size="11pt" fo:letter-spacing="normal" fo:font-style="normal" fo:font-weight="normal" officeooo:rsid="00148c79" officeooo:paragraph-rsid="003daf8f" style:font-name-asian="Droid Sans Fallback" style:font-size-asian="11pt" style:font-style-asian="italic" style:font-weight-asian="normal" style:font-name-complex="FreeSans1" style:font-size-complex="11pt" style:font-style-complex="italic" style:font-weight-complex="normal"/>
    </style:style>
    <style:style style:name="P33" style:family="paragraph" style:parent-style-name="Text_20_body">
      <style:paragraph-properties fo:text-align="justify" style:justify-single-word="false"/>
      <style:text-properties fo:font-variant="normal" fo:text-transform="none" fo:color="#000000" style:font-name="FreeSans" fo:font-size="11pt" fo:letter-spacing="normal" fo:font-style="normal" fo:font-weight="normal" officeooo:rsid="0029f17b" officeooo:paragraph-rsid="0029f17b" style:font-name-asian="Droid Sans Fallback" style:font-size-asian="11pt" style:font-style-asian="italic" style:font-weight-asian="normal" style:font-name-complex="FreeSans1" style:font-size-complex="11pt" style:font-style-complex="italic" style:font-weight-complex="normal"/>
    </style:style>
    <style:style style:name="P34" style:family="paragraph" style:parent-style-name="Text_20_body">
      <style:paragraph-properties fo:text-align="justify" style:justify-single-word="false"/>
      <style:text-properties fo:font-variant="normal" fo:text-transform="none" fo:color="#000000" style:font-name="FreeSans" fo:font-size="11pt" fo:letter-spacing="normal" fo:font-style="normal" fo:font-weight="normal" officeooo:rsid="0029f17b" officeooo:paragraph-rsid="002f062e" style:font-name-asian="Droid Sans Fallback" style:font-size-asian="11pt" style:font-style-asian="italic" style:font-weight-asian="normal" style:font-name-complex="FreeSans1" style:font-size-complex="11pt" style:font-style-complex="italic" style:font-weight-complex="normal"/>
    </style:style>
    <style:style style:name="P35" style:family="paragraph" style:parent-style-name="Text_20_body">
      <style:paragraph-properties fo:text-align="justify" style:justify-single-word="false"/>
      <style:text-properties fo:font-variant="normal" fo:text-transform="none" fo:color="#000000" style:font-name="FreeSans" fo:font-size="11pt" fo:letter-spacing="normal" fo:font-style="normal" fo:font-weight="normal" officeooo:rsid="002be251" officeooo:paragraph-rsid="002cdf70" style:font-name-asian="Droid Sans Fallback" style:font-size-asian="11pt" style:font-style-asian="italic" style:font-weight-asian="normal" style:font-name-complex="FreeSans1" style:font-size-complex="11pt" style:font-style-complex="italic" style:font-weight-complex="normal"/>
    </style:style>
    <style:style style:name="P36" style:family="paragraph" style:parent-style-name="Text_20_body">
      <style:paragraph-properties fo:text-align="justify" style:justify-single-word="false"/>
      <style:text-properties fo:font-variant="normal" fo:text-transform="none" fo:color="#000000" style:font-name="FreeSans" fo:font-size="11pt" fo:letter-spacing="normal" fo:font-style="normal" fo:font-weight="normal" officeooo:rsid="002fc7ec" officeooo:paragraph-rsid="002fc7ec" style:font-name-asian="Droid Sans Fallback" style:font-size-asian="11pt" style:font-style-asian="italic" style:font-weight-asian="normal" style:font-name-complex="FreeSans1" style:font-size-complex="11pt" style:font-style-complex="italic" style:font-weight-complex="normal"/>
    </style:style>
    <style:style style:name="P37" style:family="paragraph" style:parent-style-name="Text_20_body">
      <style:paragraph-properties fo:text-align="justify" style:justify-single-word="false"/>
      <style:text-properties fo:font-variant="normal" fo:text-transform="none" fo:color="#000000" style:font-name="FreeSans" fo:font-size="11pt" fo:letter-spacing="normal" fo:font-style="normal" fo:font-weight="normal" officeooo:rsid="0034183f" officeooo:paragraph-rsid="003765ce" style:font-name-asian="Droid Sans Fallback" style:font-size-asian="11pt" style:font-style-asian="italic" style:font-weight-asian="normal" style:font-name-complex="FreeSans1" style:font-size-complex="11pt" style:font-style-complex="italic" style:font-weight-complex="normal"/>
    </style:style>
    <style:style style:name="P38" style:family="paragraph" style:parent-style-name="Text_20_body">
      <style:paragraph-properties fo:text-align="justify" style:justify-single-word="false"/>
      <style:text-properties fo:font-variant="normal" fo:text-transform="none" fo:color="#000000" style:font-name="FreeSans" fo:font-size="11pt" fo:letter-spacing="normal" fo:font-style="normal" fo:font-weight="normal" officeooo:rsid="003765ce" officeooo:paragraph-rsid="003765ce" style:font-name-asian="Droid Sans Fallback" style:font-size-asian="11pt" style:font-style-asian="italic" style:font-weight-asian="normal" style:font-name-complex="FreeSans1" style:font-size-complex="11pt" style:font-style-complex="italic" style:font-weight-complex="normal"/>
    </style:style>
    <style:style style:name="P39" style:family="paragraph" style:parent-style-name="Text_20_body">
      <style:paragraph-properties fo:text-align="justify" style:justify-single-word="false"/>
      <style:text-properties fo:font-variant="normal" fo:text-transform="none" fo:color="#000000" style:font-name="FreeSans" fo:font-size="11pt" fo:letter-spacing="normal" fo:font-style="normal" fo:font-weight="normal" officeooo:rsid="003daf8f" officeooo:paragraph-rsid="003daf8f" style:font-name-asian="Droid Sans Fallback" style:font-size-asian="11pt" style:font-style-asian="italic" style:font-weight-asian="normal" style:font-name-complex="FreeSans1" style:font-size-complex="11pt" style:font-style-complex="italic" style:font-weight-complex="normal"/>
    </style:style>
    <style:style style:name="P40" style:family="paragraph" style:parent-style-name="Text_20_body" style:list-style-name="L2">
      <style:paragraph-properties fo:text-align="justify" style:justify-single-word="false"/>
      <style:text-properties fo:font-variant="normal" fo:text-transform="none" fo:color="#996600" style:font-name="FreeSans" fo:font-size="11pt" fo:letter-spacing="normal" fo:font-style="normal" fo:font-weight="bold" officeooo:rsid="000b311c" officeooo:paragraph-rsid="0016060a" style:font-name-asian="Droid Sans Fallback" style:font-size-asian="11pt" style:font-style-asian="italic" style:font-weight-asian="bold" style:font-name-complex="FreeSans1" style:font-size-complex="11pt" style:font-style-complex="italic" style:font-weight-complex="bold"/>
    </style:style>
    <style:style style:name="P41" style:family="paragraph" style:parent-style-name="Text_20_body">
      <style:paragraph-properties fo:text-align="justify" style:justify-single-word="false"/>
      <style:text-properties fo:font-variant="normal" fo:text-transform="none" fo:color="#996600" style:font-name="Liberation Sans" fo:font-size="16pt" fo:letter-spacing="normal" fo:font-style="italic" fo:font-weight="normal" officeooo:rsid="004051e3" officeooo:paragraph-rsid="004051e3" style:font-name-asian="Droid Sans Fallback" style:font-size-asian="16pt" style:font-style-asian="italic" style:font-weight-asian="normal" style:font-name-complex="FreeSans1" style:font-size-complex="16pt" style:font-style-complex="italic" style:font-weight-complex="normal"/>
    </style:style>
    <style:style style:name="P42" style:family="paragraph" style:parent-style-name="Footnote">
      <style:text-properties officeooo:rsid="0029f17b" officeooo:paragraph-rsid="0029f17b"/>
    </style:style>
    <style:style style:name="P43" style:family="paragraph" style:parent-style-name="Heading_20_2">
      <style:text-properties fo:color="#996600" style:font-name="Liberation Sans" fo:font-size="16pt" fo:font-style="italic" fo:font-weight="normal" officeooo:rsid="001153fe" style:font-name-asian="Droid Sans Fallback" style:font-size-asian="16pt" style:font-style-asian="italic" style:font-weight-asian="normal" style:font-name-complex="FreeSans1" style:font-size-complex="16pt" style:font-style-complex="italic" style:font-weight-complex="normal"/>
    </style:style>
    <style:style style:name="P44" style:family="paragraph" style:parent-style-name="Heading_20_2">
      <style:text-properties fo:color="#996600" style:font-name="Liberation Sans" fo:font-size="16pt" fo:font-style="italic" fo:font-weight="normal" officeooo:rsid="001153fe" officeooo:paragraph-rsid="001153fe" style:font-name-asian="Droid Sans Fallback" style:font-size-asian="16pt" style:font-style-asian="italic" style:font-weight-asian="normal" style:font-name-complex="FreeSans1" style:font-size-complex="16pt" style:font-style-complex="italic" style:font-weight-complex="normal"/>
    </style:style>
    <style:style style:name="P45" style:family="paragraph" style:parent-style-name="Heading_20_2">
      <style:paragraph-properties fo:text-align="justify" style:justify-single-word="false"/>
      <style:text-properties fo:font-variant="normal" fo:text-transform="none" fo:color="#996600" style:font-name="Liberation Sans" fo:font-size="16pt" fo:letter-spacing="normal" fo:font-style="italic" fo:font-weight="normal" officeooo:rsid="001f17bb" officeooo:paragraph-rsid="001f17bb" style:font-name-asian="Droid Sans Fallback" style:font-size-asian="16pt" style:font-style-asian="italic" style:font-weight-asian="normal" style:font-name-complex="FreeSans1" style:font-size-complex="16pt" style:font-style-complex="italic" style:font-weight-complex="normal"/>
    </style:style>
    <style:style style:name="P46" style:family="paragraph" style:parent-style-name="Heading_20_2">
      <style:text-properties fo:font-variant="normal" fo:text-transform="none" fo:color="#996600" style:font-name="Liberation Sans" fo:font-size="16pt" fo:letter-spacing="normal" fo:font-style="italic" fo:font-weight="normal" officeooo:rsid="000b311c" officeooo:paragraph-rsid="000b311c" style:font-name-asian="Droid Sans Fallback" style:font-size-asian="16pt" style:font-style-asian="italic" style:font-weight-asian="normal" style:font-name-complex="FreeSans1" style:font-size-complex="16pt" style:font-style-complex="italic" style:font-weight-complex="normal"/>
    </style:style>
    <style:style style:name="P47" style:family="paragraph" style:parent-style-name="Heading_20_2">
      <style:paragraph-properties fo:text-align="justify" style:justify-single-word="false"/>
      <style:text-properties fo:font-variant="normal" fo:text-transform="none" fo:color="#996600" style:font-name="Liberation Sans" fo:font-size="16pt" fo:letter-spacing="normal" fo:font-style="italic" fo:font-weight="normal" officeooo:rsid="0029f17b" officeooo:paragraph-rsid="0029f17b" style:font-name-asian="Droid Sans Fallback" style:font-size-asian="16pt" style:font-style-asian="italic" style:font-weight-asian="normal" style:font-name-complex="FreeSans1" style:font-size-complex="16pt" style:font-style-complex="italic" style:font-weight-complex="normal"/>
    </style:style>
    <style:style style:name="P48" style:family="paragraph" style:parent-style-name="Heading_20_2">
      <style:paragraph-properties fo:text-align="justify" style:justify-single-word="false"/>
      <style:text-properties fo:font-variant="normal" fo:text-transform="none" fo:color="#996600" style:font-name="Liberation Sans" fo:font-size="16pt" fo:letter-spacing="normal" fo:font-style="italic" fo:font-weight="normal" officeooo:rsid="0032a88e" officeooo:paragraph-rsid="0032a88e" style:font-name-asian="Droid Sans Fallback" style:font-size-asian="16pt" style:font-style-asian="italic" style:font-weight-asian="normal" style:font-name-complex="FreeSans1" style:font-size-complex="16pt" style:font-style-complex="italic" style:font-weight-complex="normal"/>
    </style:style>
    <style:style style:name="P49" style:family="paragraph" style:parent-style-name="Heading_20_2">
      <style:paragraph-properties fo:text-align="justify" style:justify-single-word="false"/>
      <style:text-properties fo:font-variant="normal" fo:text-transform="none" fo:color="#996600" style:font-name="Liberation Sans" fo:font-size="16pt" fo:letter-spacing="normal" fo:font-style="italic" fo:font-weight="normal" officeooo:rsid="003d7344" officeooo:paragraph-rsid="003d7344" style:font-name-asian="Droid Sans Fallback" style:font-size-asian="16pt" style:font-style-asian="italic" style:font-weight-asian="normal" style:font-name-complex="FreeSans1" style:font-size-complex="16pt" style:font-style-complex="italic" style:font-weight-complex="normal"/>
    </style:style>
    <style:style style:name="P50" style:family="paragraph" style:parent-style-name="Heading_20_2">
      <style:paragraph-properties fo:text-align="justify" style:justify-single-word="false"/>
      <style:text-properties officeooo:paragraph-rsid="002cdf70"/>
    </style:style>
    <style:style style:name="P51" style:family="paragraph" style:parent-style-name="Code">
      <style:paragraph-properties fo:text-align="justify" style:justify-single-word="false"/>
      <style:text-properties fo:font-variant="normal" fo:text-transform="none" fo:color="#000000" style:font-name="Courier 10 Pitch" fo:font-size="11pt" fo:letter-spacing="normal" fo:font-style="normal" fo:font-weight="normal" officeooo:rsid="001fc0ce" officeooo:paragraph-rsid="002f062e" style:font-name-asian="Droid Sans Fallback" style:font-size-asian="11pt" style:font-style-asian="normal" style:font-weight-asian="normal" style:font-name-complex="FreeSans1" style:font-size-complex="11pt" style:font-style-complex="normal" style:font-weight-complex="normal"/>
    </style:style>
    <style:style style:name="P52" style:family="paragraph" style:parent-style-name="Code">
      <style:paragraph-properties fo:text-align="justify" style:justify-single-word="false"/>
      <style:text-properties fo:font-variant="normal" fo:text-transform="none" fo:color="#000000" style:font-name="Courier 10 Pitch" fo:font-size="11pt" fo:letter-spacing="normal" fo:font-style="normal" fo:font-weight="normal" officeooo:rsid="002fc7ec" officeooo:paragraph-rsid="002fc7ec" style:font-name-asian="Droid Sans Fallback" style:font-size-asian="11pt" style:font-style-asian="normal" style:font-weight-asian="normal" style:font-name-complex="FreeSans1" style:font-size-complex="11pt" style:font-style-complex="normal" style:font-weight-complex="normal"/>
    </style:style>
    <style:style style:name="P53" style:family="paragraph" style:parent-style-name="Code">
      <style:paragraph-properties fo:text-align="justify" style:justify-single-word="false"/>
      <style:text-properties fo:font-variant="normal" fo:text-transform="none" fo:color="#000000" style:font-name="Courier 10 Pitch" fo:font-size="11pt" fo:letter-spacing="normal" fo:font-style="normal" fo:font-weight="normal" officeooo:rsid="00387e08" officeooo:paragraph-rsid="00387e08" style:font-name-asian="Droid Sans Fallback" style:font-size-asian="11pt" style:font-style-asian="normal" style:font-weight-asian="normal" style:font-name-complex="FreeSans1" style:font-size-complex="11pt" style:font-style-complex="normal" style:font-weight-complex="normal"/>
    </style:style>
    <style:style style:name="P54" style:family="paragraph" style:parent-style-name="Heading_20_3">
      <style:text-properties fo:color="#800000" style:font-name="Liberation Sans" fo:font-size="18.2000007629395pt" fo:font-weight="normal" officeooo:rsid="000ae95d" style:font-name-asian="Droid Sans Fallback" style:font-size-asian="18.2000007629395pt" style:font-weight-asian="normal" style:font-name-complex="FreeSans1" style:font-size-complex="18.2000007629395pt" style:font-weight-complex="normal"/>
    </style:style>
    <style:style style:name="P55" style:family="paragraph" style:parent-style-name="Heading_20_3">
      <style:text-properties fo:color="#800000" style:font-name="Liberation Sans" fo:font-size="18.2000007629395pt" fo:font-weight="normal" officeooo:rsid="000ae95d" officeooo:paragraph-rsid="0030c153" style:font-name-asian="Droid Sans Fallback" style:font-size-asian="18.2000007629395pt" style:font-weight-asian="normal" style:font-name-complex="FreeSans1" style:font-size-complex="18.2000007629395pt" style:font-weight-complex="normal"/>
    </style:style>
    <style:style style:name="P56" style:family="paragraph" style:parent-style-name="Heading_20_3">
      <style:text-properties fo:color="#800000" style:font-name="Liberation Sans" fo:font-size="18.2000007629395pt" fo:font-weight="normal" officeooo:rsid="000ae95d" officeooo:paragraph-rsid="003cfccd" style:font-name-asian="Droid Sans Fallback" style:font-size-asian="18.2000007629395pt" style:font-weight-asian="normal" style:font-name-complex="FreeSans1" style:font-size-complex="18.2000007629395pt" style:font-weight-complex="normal"/>
    </style:style>
    <style:style style:name="P57" style:family="paragraph" style:parent-style-name="Heading_20_3">
      <style:paragraph-properties fo:margin-left="0cm" fo:margin-right="0cm" fo:margin-top="0.212cm" fo:margin-bottom="0cm" loext:contextual-spacing="false" fo:text-indent="0cm" style:auto-text-indent="false"/>
      <style:text-properties officeooo:paragraph-rsid="000b311c"/>
    </style:style>
    <style:style style:name="T1" style:family="text">
      <style:text-properties officeooo:rsid="000f8620"/>
    </style:style>
    <style:style style:name="T2" style:family="text">
      <style:text-properties officeooo:rsid="00095c77"/>
    </style:style>
    <style:style style:name="T3" style:family="text">
      <style:text-properties fo:font-weight="bold" style:font-weight-asian="bold" style:font-weight-complex="bold"/>
    </style:style>
    <style:style style:name="T4" style:family="text">
      <style:text-properties fo:font-weight="bold" officeooo:rsid="000b311c" style:font-weight-asian="bold" style:font-weight-complex="bold"/>
    </style:style>
    <style:style style:name="T5" style:family="text">
      <style:text-properties fo:color="#800000" style:font-name="Liberation Sans" fo:font-size="18.2000007629395pt" fo:font-weight="normal" officeooo:rsid="000ae95d" style:font-name-asian="Droid Sans Fallback" style:font-size-asian="18.2000007629395pt" style:font-weight-asian="normal" style:font-name-complex="FreeSans1" style:font-size-complex="18.2000007629395pt" style:font-weight-complex="normal"/>
    </style:style>
    <style:style style:name="T6" style:family="text">
      <style:text-properties fo:color="#800000" style:font-name="Liberation Sans" fo:font-size="18.2000007629395pt" fo:font-weight="normal" officeooo:rsid="001153fe" style:font-name-asian="Droid Sans Fallback" style:font-size-asian="18.2000007629395pt" style:font-weight-asian="normal" style:font-name-complex="FreeSans1" style:font-size-complex="18.2000007629395pt" style:font-weight-complex="normal"/>
    </style:style>
    <style:style style:name="T7" style:family="text">
      <style:text-properties fo:color="#800000" style:font-name="Liberation Sans" fo:font-size="18.2000007629395pt" fo:font-weight="normal" officeooo:rsid="000b311c" style:font-name-asian="Droid Sans Fallback" style:font-size-asian="18.2000007629395pt" style:font-weight-asian="normal" style:font-name-complex="FreeSans1" style:font-size-complex="18.2000007629395pt" style:font-weight-complex="normal"/>
    </style:style>
    <style:style style:name="T8" style:family="text">
      <style:text-properties fo:color="#996600" fo:font-weight="bold" style:font-weight-asian="bold" style:font-weight-complex="bold"/>
    </style:style>
    <style:style style:name="T9" style:family="text">
      <style:text-properties fo:color="#996600" fo:font-weight="bold" officeooo:rsid="000b311c" style:font-weight-asian="bold" style:font-weight-complex="bold"/>
    </style:style>
    <style:style style:name="T10" style:family="text">
      <style:text-properties fo:color="#996600" fo:font-weight="bold" officeooo:rsid="0012b3da" style:font-weight-asian="bold" style:font-weight-complex="bold"/>
    </style:style>
    <style:style style:name="T11" style:family="text">
      <style:text-properties fo:color="#996600" fo:font-weight="bold" officeooo:rsid="002b10f6" style:font-weight-asian="bold" style:font-weight-complex="bold"/>
    </style:style>
    <style:style style:name="T12" style:family="text">
      <style:text-properties fo:color="#996600" fo:font-weight="bold" officeooo:rsid="002c54ec" style:font-weight-asian="bold" style:font-weight-complex="bold"/>
    </style:style>
    <style:style style:name="T13" style:family="text">
      <style:text-properties fo:color="#996600" fo:font-weight="bold" officeooo:rsid="002d87b0" style:font-weight-asian="bold" style:font-weight-complex="bold"/>
    </style:style>
    <style:style style:name="T14" style:family="text">
      <style:text-properties fo:color="#996600" officeooo:rsid="002b10f6"/>
    </style:style>
    <style:style style:name="T15" style:family="text">
      <style:text-properties officeooo:rsid="000b311c"/>
    </style:style>
    <style:style style:name="T16" style:family="text">
      <style:text-properties officeooo:rsid="0012b3da"/>
    </style:style>
    <style:style style:name="T17" style:family="text">
      <style:text-properties fo:font-variant="normal" fo:text-transform="none" fo:color="#996600" style:font-name="FreeSans" fo:font-size="11pt" fo:letter-spacing="normal" fo:font-style="normal" fo:font-weight="bold" officeooo:rsid="000b311c" style:font-name-asian="Droid Sans Fallback" style:font-size-asian="11pt" style:font-style-asian="italic" style:font-weight-asian="bold" style:font-name-complex="FreeSans1" style:font-size-complex="11pt" style:font-style-complex="italic" style:font-weight-complex="bold"/>
    </style:style>
    <style:style style:name="T18" style:family="text">
      <style:text-properties fo:font-variant="normal" fo:text-transform="none" fo:color="#996600" style:font-name="FreeSans" fo:font-size="11pt" fo:letter-spacing="normal" fo:font-style="normal" fo:font-weight="bold" officeooo:rsid="00232814" style:font-name-asian="Droid Sans Fallback" style:font-size-asian="11pt" style:font-style-asian="italic" style:font-weight-asian="bold" style:font-name-complex="FreeSans1" style:font-size-complex="11pt" style:font-style-complex="italic" style:font-weight-complex="bold"/>
    </style:style>
    <style:style style:name="T19" style:family="text">
      <style:text-properties fo:font-variant="normal" fo:text-transform="none" fo:color="#996600" style:font-name="Liberation Sans" fo:font-size="16pt" fo:letter-spacing="normal" fo:font-style="italic" fo:font-weight="normal" officeooo:rsid="002cdf70" style:font-name-asian="Droid Sans Fallback" style:font-size-asian="16pt" style:font-style-asian="italic" style:font-weight-asian="normal" style:font-name-complex="FreeSans1" style:font-size-complex="16pt" style:font-style-complex="italic" style:font-weight-complex="normal"/>
    </style:style>
    <style:style style:name="T20" style:family="text">
      <style:text-properties fo:font-variant="normal" fo:text-transform="none" fo:color="#000000" style:font-name="FreeSans" fo:font-size="11pt" fo:letter-spacing="normal" fo:font-style="normal" fo:font-weight="normal" officeooo:rsid="0021532d" style:font-name-asian="Droid Sans Fallback" style:font-size-asian="11pt" style:font-style-asian="italic" style:font-weight-asian="normal" style:font-name-complex="FreeSans1" style:font-size-complex="11pt" style:font-style-complex="italic" style:font-weight-complex="normal"/>
    </style:style>
    <style:style style:name="T21" style:family="text">
      <style:text-properties fo:font-variant="normal" fo:text-transform="none" fo:color="#000000" style:font-name="FreeSans" fo:font-size="11pt" fo:letter-spacing="normal" fo:font-style="normal" fo:font-weight="normal" officeooo:rsid="00242ece" style:font-name-asian="Droid Sans Fallback" style:font-size-asian="11pt" style:font-style-asian="italic" style:font-weight-asian="normal" style:font-name-complex="FreeSans1" style:font-size-complex="11pt" style:font-style-complex="italic" style:font-weight-complex="normal"/>
    </style:style>
    <style:style style:name="T22" style:family="text">
      <style:text-properties fo:font-variant="normal" fo:text-transform="none" fo:color="#000000" style:font-name="FreeSans" fo:font-size="11pt" fo:letter-spacing="normal" fo:font-style="normal" fo:font-weight="normal" officeooo:rsid="002fc7ec" style:font-name-asian="Droid Sans Fallback" style:font-size-asian="11pt" style:font-style-asian="italic" style:font-weight-asian="normal" style:font-name-complex="FreeSans1" style:font-size-complex="11pt" style:font-style-complex="italic" style:font-weight-complex="normal"/>
    </style:style>
    <style:style style:name="T23" style:family="text">
      <style:text-properties fo:font-variant="normal" fo:text-transform="none" fo:color="#000000" style:font-name="Courier 10 Pitch" fo:font-size="11pt" fo:letter-spacing="normal" fo:font-style="normal" fo:font-weight="bold" officeooo:rsid="0016060a" style:font-name-asian="Droid Sans Fallback" style:font-size-asian="11pt" style:font-style-asian="normal" style:font-weight-asian="bold" style:font-name-complex="FreeSans1" style:font-size-complex="11pt" style:font-style-complex="normal" style:font-weight-complex="bold"/>
    </style:style>
    <style:style style:name="T24" style:family="text">
      <style:text-properties fo:font-variant="normal" fo:text-transform="none" fo:color="#000000" style:font-name="Courier 10 Pitch" fo:font-size="11pt" fo:letter-spacing="normal" fo:font-style="normal" fo:font-weight="bold" officeooo:rsid="000b311c" style:font-name-asian="Droid Sans Fallback" style:font-size-asian="11pt" style:font-style-asian="normal" style:font-weight-asian="bold" style:font-name-complex="FreeSans1" style:font-size-complex="11pt" style:font-style-complex="normal" style:font-weight-complex="bold"/>
    </style:style>
    <style:style style:name="T25" style:family="text">
      <style:text-properties fo:font-variant="normal" fo:text-transform="none" fo:color="#000000" style:font-name="Courier 10 Pitch" fo:font-size="11pt" fo:letter-spacing="normal" fo:font-style="normal" fo:font-weight="bold" officeooo:rsid="001bbff9" style:font-name-asian="Droid Sans Fallback" style:font-size-asian="11pt" style:font-style-asian="normal" style:font-weight-asian="bold" style:font-name-complex="FreeSans1" style:font-size-complex="11pt" style:font-style-complex="normal" style:font-weight-complex="bold"/>
    </style:style>
    <style:style style:name="T26" style:family="text">
      <style:text-properties officeooo:rsid="0016060a"/>
    </style:style>
    <style:style style:name="T27" style:family="text">
      <style:text-properties fo:color="#000000" fo:font-weight="normal" officeooo:rsid="0016060a" style:font-weight-asian="normal" style:font-weight-complex="normal"/>
    </style:style>
    <style:style style:name="T28" style:family="text">
      <style:text-properties officeooo:rsid="001776ff"/>
    </style:style>
    <style:style style:name="T29" style:family="text">
      <style:text-properties officeooo:rsid="001834ee"/>
    </style:style>
    <style:style style:name="T30" style:family="text">
      <style:text-properties officeooo:rsid="001bbff9"/>
    </style:style>
    <style:style style:name="T31" style:family="text">
      <style:text-properties officeooo:rsid="001bc1b6"/>
    </style:style>
    <style:style style:name="T32" style:family="text">
      <style:text-properties officeooo:rsid="001bcc0e"/>
    </style:style>
    <style:style style:name="T33" style:family="text">
      <style:text-properties officeooo:rsid="001f17bb"/>
    </style:style>
    <style:style style:name="T34" style:family="text">
      <style:text-properties officeooo:rsid="001fc0ce"/>
    </style:style>
    <style:style style:name="T35" style:family="text">
      <style:text-properties officeooo:rsid="00242ece"/>
    </style:style>
    <style:style style:name="T36" style:family="text">
      <style:text-properties officeooo:rsid="0024715a"/>
    </style:style>
    <style:style style:name="T37" style:family="text">
      <style:text-properties officeooo:rsid="0024a49d"/>
    </style:style>
    <style:style style:name="T38" style:family="text">
      <style:text-properties officeooo:rsid="0028f036"/>
    </style:style>
    <style:style style:name="T39" style:family="text">
      <style:text-properties officeooo:rsid="002b10f6"/>
    </style:style>
    <style:style style:name="T40" style:family="text">
      <style:text-properties officeooo:rsid="002c54ec"/>
    </style:style>
    <style:style style:name="T41" style:family="text">
      <style:text-properties officeooo:rsid="002d87b0"/>
    </style:style>
    <style:style style:name="T42" style:family="text">
      <style:text-properties officeooo:rsid="0032a88e"/>
    </style:style>
    <style:style style:name="T43" style:family="text">
      <style:text-properties officeooo:rsid="0034183f"/>
    </style:style>
    <style:style style:name="T44" style:family="text">
      <style:text-properties officeooo:rsid="0035a786"/>
    </style:style>
    <style:style style:name="T45" style:family="text">
      <style:text-properties officeooo:rsid="00387e08"/>
    </style:style>
    <style:style style:name="T46" style:family="text">
      <style:text-properties officeooo:rsid="003d7344"/>
    </style:style>
    <style:style style:name="T47" style:family="text">
      <style:text-properties officeooo:rsid="004034b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3"><text:span text:style-name="T5">T</text:span><text:span text:style-name="T7">ítulo – </text:span><text:span text:style-name="T6">Introducción</text:span></text:h>
      <text:p text:style-name="P17"/>
      <text:h text:style-name="P44" text:outline-level="2">¿Que es Python?</text:h>
      <text:p text:style-name="P4">Creado a finales de los 80’s por Guido van Rossum<text:note text:id="ftn1" text:note-class="footnote"><text:note-citation>1</text:note-citation><text:note-body><text:p text:style-name="P27">https://es.wikipedia.org/wiki/Guido_van_Rossum</text:p></text:note-body></text:note> en el Centro para las Matemáticas y la Informática (CWI, Centrum Wiskunde &amp; Informatica), como un sucesor del lenguaje de programación ABC<text:note text:id="ftn2" text:note-class="footnote"><text:note-citation>2</text:note-citation><text:note-body><text:p text:style-name="P27">https://es.wikipedia.org/wiki/Lenguaje_de_programaci%C3%B3n_ABC</text:p></text:note-body></text:note>, capaz de manejar excepciones e interactuar con el sistema operativo Amoeba<text:note text:id="ftn3" text:note-class="footnote"><text:note-citation>3</text:note-citation><text:note-body><text:p text:style-name="P27">https://es.wikipedia.org/wiki/Amoeba_(Inform%C3%A1tica)</text:p></text:note-body></text:note>. Es un lenguaje de programación potente y fácil de aprender, <text:span text:style-name="T16">gracias a su sintaxis elegante, tipado dinámico y naturaleza interpretada lo hacen ideal para </text:span><text:span text:style-name="T9">scripting </text:span><text:span text:style-name="T10">y el desarrollo rápido de aplicaciones para diversas plataformas y áreas.</text:span></text:p>
      <text:h text:style-name="P43" text:outline-level="2">¿Como Obtener Python?</text:h>
      <text:p text:style-name="P7">En la mayoría de Sistemas Operativos *NIX(GNU/Linux, OSX) viene instalado, lo podemos verificar ejecutando el siguiente comando en el emulador de terminal que dispongamos en nuestro Sistema Operativo:</text:p>
      <text:p text:style-name="P18">user@<text:span text:style-name="T15">XXXXX</text:span>:~$ python --version</text:p>
      <text:p text:style-name="P7">Este comando nos debe dar como resultado la <text:span text:style-name="T29">versión</text:span> con la que disponemos, en mi caso da como resul<text:span text:style-name="T28">t</text:span>ado:</text:p>
      <text:p text:style-name="P24">Python 3.6.1</text:p>
      <text:p text:style-name="P8">Si obtenemos algún resultado diferente, quiere decir que no tenemos instalado ninguna versión de Python en Nuestro sistema Operativo <text:span text:style-name="T30">y tendremos que instalarla ya sea desde los repositorios oficiales(Recomendado) de nuestra distribución o desde el sito oficial de Python </text:span><text:a xlink:type="simple" xlink:href="https://www.python.org/downloads/" text:style-name="Internet_20_link" text:visited-style-name="Visited_20_Internet_20_Link"><text:span text:style-name="T30">https://www.python.org/downloads/</text:span></text:a><text:span text:style-name="T30">.</text:span></text:p>
      <text:p text:style-name="P9">Para instalar Python desde los repositorios oficiales podemos ejecutar el siguiente comando(Varia según la Distribución):</text:p>
      <text:list xml:id="list3133797311" text:style-name="L1">
        <text:list-item>
          <text:p text:style-name="P29">Debian y <text:span text:style-name="T32">d</text:span>erivados:</text:p>
        </text:list-item>
      </text:list>
      <text:p text:style-name="P19">user@<text:span text:style-name="T15">XXXXX</text:span>:~$ <text:span text:style-name="T30">sudo apt install python3</text:span></text:p>
      <text:list xml:id="list223913400586118" text:continue-numbering="true" text:style-name="L1">
        <text:list-item>
          <text:p text:style-name="P30"><text:span text:style-name="T31">Fedora</text:span>:</text:p>
        </text:list-item>
      </text:list>
      <text:p text:style-name="P20">user@<text:span text:style-name="T15">XXXXX</text:span>:~$ <text:span text:style-name="T30">sudo dnf intall python3</text:span></text:p>
      <text:list xml:id="list223913016484506" text:continue-numbering="true" text:style-name="L1">
        <text:list-item>
          <text:p text:style-name="P31"><text:span text:style-name="T32">Archlinux y derivados</text:span>:</text:p>
        </text:list-item>
      </text:list>
      <text:p text:style-name="P21"><text:soft-page-break/>user@<text:span text:style-name="T15">XXXXX</text:span>:~$ <text:span text:style-name="T30">sudo pacman -S python</text:span></text:p>
      <text:list xml:id="list223913228882551" text:continue-numbering="true" text:style-name="L1">
        <text:list-item>
          <text:p text:style-name="P31"><text:span text:style-name="T32">Gentoo</text:span>:</text:p>
        </text:list-item>
      </text:list>
      <text:p text:style-name="P26"><text:span text:style-name="T23">user@</text:span><text:span text:style-name="T24">XXXXX</text:span><text:span text:style-name="T23">:~$ </text:span><text:span text:style-name="T25">sudo </text:span><text:span text:style-name="Source_20_Text"><text:span text:style-name="T25">emerge --ask dev-lang/python:3.6</text:span></text:span></text:p>
      <text:p text:style-name="P10">Para Sistemas Operativos diferentes se puede encontrar el paquete respectivo en el sitio oficial.</text:p>
      <text:h text:style-name="P54" text:outline-level="3">Título – Usando el Shell Interactivo de Python</text:h>
      <text:h text:style-name="P45" text:outline-level="2">Ejecutando el Interprete de Python</text:h>
      <text:p text:style-name="P6"><text:span text:style-name="T33">Dependiendo del tipo de instalación realizado en los sistemas tipo *NIX el interprete se encuentra en la ruta </text:span><text:span text:style-name="T9">/usr/bin o /usr/local/bin</text:span><text:span text:style-name="T33"> por lo que debemos asegurarnos que están rutas se encuentren en la ruta de búsqueda de comandos.</text:span></text:p>
      <text:p text:style-name="P15"><text:span text:style-name="T20">En sistemas M$ WINDOW$ por lo general la instalación de Python se realiza en el directorio </text:span><text:a xlink:type="simple" xlink:href="../../../../../../../../C:/pythonXX" text:style-name="Internet_20_link" text:visited-style-name="Visited_20_Internet_20_Link"><text:span text:style-name="T17">C:\python</text:span></text:a><text:a xlink:type="simple" xlink:href="../../../../../../../../C:/pythonXX" text:style-name="Internet_20_link" text:visited-style-name="Visited_20_Internet_20_Link">XX</text:a><text:span text:style-name="T18"> </text:span><text:span text:style-name="T17">(“</text:span><text:span text:style-name="T18">XX</text:span><text:span text:style-name="T17">” Corresponde a la versión de Python instalada), </text:span><text:span text:style-name="T21">no siempre se agrega esta ruta al entorno de ejecución de Windows por lo que antes tenemos que ejecutar el siguiente comando en el </text:span><text:span text:style-name="T17">CMD</text:span><text:span text:style-name="T21">:</text:span></text:p>
      <text:p text:style-name="P23"><text:span text:style-name="T35">C:\&gt;</text:span> <text:span text:style-name="T35">set path=%path%;C:\pythonXX</text:span></text:p>
      <text:p text:style-name="P11">Para ejecutar <text:span text:style-name="T35">él</text:span> interprete bast<text:span text:style-name="T36">a</text:span> con escribir el siguiente comando y presionar la tecla <text:span text:style-name="T9">Enter</text:span>:</text:p>
      <text:p text:style-name="P22">user@<text:span text:style-name="T15">XXXXX</text:span>:~$ <text:span text:style-name="T34">python</text:span></text:p>
      <text:p text:style-name="P11">Eh inmediata mente obtendremos la siguiente salida:</text:p>
      <text:p text:style-name="P25">Python 3.6.1 (default, Mar XX XXXX, XX:XX:XX) </text:p>
      <text:p text:style-name="P25">[GCC 6.3.1 20170306] on linux</text:p>
      <text:p text:style-name="P25">Type "help", "copyright", "credits" or "license" for more information.</text:p>
      <text:p text:style-name="P25">&gt;&gt;&gt; </text:p>
      <text:p text:style-name="P12">Para salir del interprete podemos usar la combinación de teclas <text:span text:style-name="T9">Ctrl-D en GNU/Linux</text:span> o <text:span text:style-name="T9">Ctrl-Z en Windows</text:span>, <text:span text:style-name="T37">si no funciona podemos hacer uso de las funciones </text:span><text:span text:style-name="T9">exit()</text:span><text:span text:style-name="T37"> o </text:span><text:span text:style-name="T9">quit().</text:span></text:p>
      <text:p text:style-name="P13">El interprete interactivo de Python trabaja de una forma similar a la linea de comandos de *NIX, <text:span text:style-name="T38">si se le llama con la entrada estándar desde una terminal lee y ejecuta comandos en forma interactiva, cuando se le llama con un nombre de archivo como argumento o parámetro lee y ejecuta un </text:span><text:span text:style-name="T9">script</text:span><text:span text:style-name="T9"><text:note text:id="ftn0" text:note-class="footnote"><text:note-citation>4</text:note-citation><text:note-body><text:p text:style-name="P42">https://es.wikipedia.org/wiki/Script</text:p></text:note-body></text:note></text:span><text:span text:style-name="T38"> del archivo.</text:span></text:p>
      <text:h text:style-name="P47" text:outline-level="2"><text:soft-page-break/>Parámetros o Argumentos</text:h>
      <text:p text:style-name="P33">Cuando pasamos al interprete de Python el nombre del archivo seguido de Parámetros o Argumentos adicionales estos son convertidos en una lista de cadenas de texto que se asigna a la variable <text:span text:style-name="T9">argv</text:span> <text:span text:style-name="T39">del módulo </text:span><text:span text:style-name="T9">sys. </text:span>Se puede acceder a esta lista haciendo<text:span text:style-name="T14"> </text:span><text:span text:style-name="T11">import sys. </text:span><text:span text:style-name="T39">La longitud de esta lista es por lo menos de uno; cuando ningún script o parámetro es pasado, </text:span><text:span text:style-name="T9">sys.argv[0] </text:span><text:span text:style-name="T39">es una cadena vaciá.</text:span></text:p>
      <text:p text:style-name="P35">Cuando se le pasa el nombre de un script con “-”(entrada estándar), <text:s/><text:span text:style-name="T9">sys.argv[0] </text:span>vale “-”, cunado se usa -c <text:span text:style-name="T40">command,</text:span><text:span text:style-name="T12"> sys.argv[0] </text:span>vale “-c”, <text:span text:style-name="T40">cuando se le pasa -m module, </text:span><text:span text:style-name="T9">sys.argv[0]</text:span><text:span text:style-name="T40"> toma como valor el nombre del módulo.</text:span></text:p>
      <text:h text:style-name="P50" text:outline-level="2"><text:span text:style-name="T19">Modo Interactivo</text:span></text:h>
      <text:p text:style-name="P34">Cuando <text:span text:style-name="T41">ejecutamos el interprete en una terminal, estamos usando el modo interactivo. En este modo se espera el siguiente comando con el </text:span><text:span text:style-name="T9">prompt primario</text:span><text:span text:style-name="T13">(&gt;&gt;&gt;),</text:span><text:span text:style-name="T41"> para las lineas de continuación de un loop o una sentencia se espera con el </text:span><text:span text:style-name="T9">prompt </text:span><text:span text:style-name="T13">secundario(…</text:span><text:span text:style-name="T9">),</text:span><text:span text:style-name="T41"> antes de mostrar el </text:span><text:span text:style-name="T9">prompt primario</text:span><text:span text:style-name="T41"> el interprete muestra un mensaje de bienvenida, donde se puede apreciar el numero de versión y el copyright.</text:span></text:p>
      <text:p text:style-name="P51">Python 3.6.1 (default, Mar XX XXXX, XX:XX:XX) </text:p>
      <text:p text:style-name="P51">[GCC 6.3.1 20170306] on linux</text:p>
      <text:p text:style-name="P51">Type "help", "copyright", "credits" or "license" for more information.</text:p>
      <text:p text:style-name="P51">&gt;&gt;&gt; </text:p>
      <text:p text:style-name="P36"><text:span text:style-name="T36">L</text:span>as lineas de continuación se muestran cuando ingresamos un constructor multilínea. Por ejemplo in en una sentencia <text:span text:style-name="T9">if:</text:span></text:p>
      <text:p text:style-name="P52">&gt;&gt;&gt; if True:</text:p>
      <text:p text:style-name="P52">... <text:s text:c="4"/>print("Valor verdadero")</text:p>
      <text:p text:style-name="P52">... </text:p>
      <text:p text:style-name="P52">Valor verdadero </text:p>
      <text:h text:style-name="P55" text:outline-level="3"><text:span text:style-name="T22"/></text:h>
      <text:h text:style-name="P55" text:outline-level="3">Título – <text:span text:style-name="T42">El Intérprete y su Entorno</text:span></text:h>
      <text:h text:style-name="P48" text:outline-level="2">Codificación del <text:span text:style-name="T43">Código Fuente</text:span></text:h>
      <text:p text:style-name="P37">Los archivos que contienen el código fuente de un programa en Python por defecto están <text:span text:style-name="T9">codificados en UFT-8, </text:span><text:span text:style-name="T44">en esta codificación los caracteres de los lenguajes del mundo se pueden utilizar de manera simultanea en literales, identificadores y comentarios. Para mostrar correctamente estos caracteres el editor que estemos usando debe reconocer que el </text:span><text:soft-page-break/><text:span text:style-name="T44">archivo esta en UTF-8 y usar un tipografía que soporte todos los caracteres del script.</text:span></text:p>
      <text:p text:style-name="P38"><text:span text:style-name="T45">También</text:span> se puede especificar una <text:span text:style-name="T45">codificación</text:span> distinta para los archivos de <text:span text:style-name="T45">código</text:span> fuente. Para hacer esto <text:span text:style-name="T45">basta con agregar la siguiente linea después del comentario espacial </text:span><text:span text:style-name="T9">#!:</text:span></text:p>
      <text:p text:style-name="P53"># -*- coding: encoding -*-</text:p>
      <text:p text:style-name="P34"><text:span text:style-name="T41">Con esta declaración, todo el contenido del script sera tratado utilizando la codificación indicada en lugar de UTF-8.</text:span></text:p>
      <text:h text:style-name="P56" text:outline-level="3">Título – <text:span text:style-name="T46">Uso Informal de Python</text:span></text:h>
      <text:h text:style-name="P49" text:outline-level="2">Usando Python como una Calculadora</text:h>
      <text:p text:style-name="P39">Vamos a probar algunos comandos simples haciendo uso del interprete interactivo de Python. Entonces tenemos que ejecutarlo, abrimos una <text:span text:style-name="T9">terminal o cmd</text:span> si estamos en Windows <text:span text:style-name="T47">y lo llamamos ejecutando </text:span><text:span text:style-name="T9">python.</text:span></text:p>
      <text:p text:style-name="P41">Números</text:p>
      <text:p text:style-name="P32">A</text:p>
      <text:p text:style-name="P34"/>
      <text:p text:style-name="P14">Diferencias entre Python 2 y Python 3</text:p>
      <text:p text:style-name="P5">Actualmente <text:span text:style-name="T9">Python esta en su </text:span><text:span text:style-name="T8">versión</text:span><text:span text:style-name="T9"> 3.6.1</text:span> pero todavía se sigue utilizando una versión anterior a esta(Python v2.7.13) en varias aplicaciones(Odoo<text:note text:id="ftn4" text:note-class="footnote"><text:note-citation>5</text:note-citation><text:note-body><text:p text:style-name="P28">https://www.odoo.com/</text:p></text:note-body></text:note>, etc) y librerías(fabric<text:note text:id="ftn5" text:note-class="footnote"><text:note-citation>6</text:note-citation><text:note-body><text:p text:style-name="P28">http://www.fabfile.org/</text:p></text:note-body></text:note>, etc), <text:span text:style-name="T26">es por eso que antes de empezar debemos observar algunas de las diferencias entre estas dos versiones:</text:span></text:p>
      <text:list xml:id="list2115904345" text:style-name="L2">
        <text:list-item>
          <text:p text:style-name="P40">Print es una <text:span text:style-name="T26">Función</text:span> en Python 3: <text:span text:style-name="T27">lk</text:span></text:p>
        </text:list-item>
      </text:list>
      <text:h text:style-name="P46" text:outline-level="2">Código</text:h>
      <text:p text:style-name="P3">Si tienen que ingresar código, les paso para que puedan copiar también el estilo:</text:p>
      <text:p text:style-name="Code"><text:span text:style-name="T3">root@</text:span><text:span text:style-name="T4">XXXXX</text:span><text:span text:style-name="T3">:~#</text:span> <text:span text:style-name="T4">Hola mundo</text:span></text:p>
      <text:p text:style-name="P3"/>
      <text:p text:style-name="Code">Y la salida por consola sería este formato de texto</text:p>
      <text:p text:style-name="P3"/>
      <text:p text:style-name="P3"><text:soft-page-break/>"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FreeSans2"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oto Sans CJK JP Regular" svg:font-family="'Noto Sans CJK JP Regular'" style:font-family-generic="modern" style:font-pitch="fixed"/>
    <style:font-face style:name="Liberation Serif" svg:font-family="'Liberation Serif'" style:font-family-generic="roman" style:font-pitch="variable"/>
    <style:font-face style:name="DejaVu Sans Light" svg:font-family="'DejaVu Sans Light'"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de" style:family="paragraph" style:parent-style-name="Text_20_body" style:class="text">
      <loext:graphic-properties draw:fill="solid" draw:fill-color="#c0c0c0" draw:opacity="100%"/>
      <style:paragraph-properties fo:margin-top="0cm" fo:margin-bottom="0cm" loext:contextual-spacing="false" fo:text-align="start" style:justify-single-word="false" fo:background-color="#c0c0c0" fo:padding="0.049cm" fo:border="0.06pt solid #000000" style:shadow="#808080 0.18cm 0.18cm"/>
      <style:text-properties style:font-name="Courier 10 Pitch" fo:font-family="'Courier 10 Pitch'" style:font-pitch="fixed" fo:font-size="11pt" fo:font-style="normal" fo:font-weight="normal" style:font-size-asian="11pt" style:font-style-asian="normal" style:font-weight-asian="normal" style:font-size-complex="11pt" style:font-style-complex="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CJK JP Regular" style:font-family-asian="'Noto Sans CJK JP Regular'"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text-properties fo:color="#808080" style:font-name="DejaVu Sans Light" fo:font-size="9pt" fo:font-weight="bold" officeooo:paragraph-rsid="000f8620" style:font-size-asian="9pt" style:font-weight-asian="bold" style:font-size-complex="9pt" style:font-weight-complex="bold"/>
    </style:style>
    <style:style style:name="MP2" style:family="paragraph" style:parent-style-name="Text_20_body">
      <style:text-properties fo:color="#808080" style:font-name="DejaVu Sans Light" fo:font-size="9pt" fo:font-weight="bold" officeooo:paragraph-rsid="00095c77" style:font-size-asian="9pt" style:font-weight-asian="bold" style:font-size-complex="9pt" style:font-weight-complex="bold"/>
    </style:style>
    <style:style style:name="MP3" style:family="paragraph" style:parent-style-name="Footer">
      <style:paragraph-properties fo:text-align="center" style:justify-single-word="false"/>
      <style:text-properties fo:color="#ffffff" style:font-name="FreeSans" fo:font-weight="bold" officeooo:rsid="00034921" officeooo:paragraph-rsid="00034921" style:font-weight-asian="bold" style:font-weight-complex="bold"/>
    </style:style>
    <style:style style:name="MT1" style:family="text">
      <style:text-properties officeooo:rsid="000f8620"/>
    </style:style>
    <style:style style:name="MT2" style:family="text">
      <style:text-properties officeooo:rsid="00095c77"/>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 text:anchor-type="paragraph" svg:x="14.563cm" svg:y="-0.762cm" svg:width="1.655cm" svg:height="1.655cm" draw:z-index="14"><draw:image xlink:href="Pictures/100000000000006400000064DB7F8F28176A26AF.jpg" xlink:type="simple" xlink:show="embed" xlink:actuate="onLoad"/></draw:frame><text:span text:style-name="MT1">Lenguaje de Programación Python</text:span> – Cap<text:span text:style-name="MT2">í</text:span>tulo <text:span text:style-name="MT1">01</text:span></text:p>
        <text:p text:style-name="MP2"/>
      </style:header>
      <style:footer>
        <text:p text:style-name="MP3"><draw:frame draw:style-name="Mfr1" draw:name="Image3" text:anchor-type="paragraph" svg:x="0.088cm" svg:y="-0.418cm" svg:width="5.447cm" svg:height="1.207cm" draw:z-index="4"><draw:image xlink:href="Pictures/10000201000000F90000003617FE2BAA83DE8B24.png" xlink:type="simple" xlink:show="embed" xlink:actuate="onLoad"/></draw:frame><draw:frame draw:style-name="Mfr2" draw:name="Image1" text:anchor-type="paragraph" svg:x="8.017cm" svg:y="-0.353cm" svg:width="1.027cm" svg:height="1.282cm" draw:z-index="9"><draw:image xlink:href="Pictures/100000000000003B00000048CF334A7448FA810F.png" xlink:type="simple" xlink:show="embed" xlink:actuate="onLoad"/></draw:frame><text:page-number text:select-page="current">5</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5T16:26:00.118731082</meta:creation-date>
    <dc:date>2017-05-28T22:34:23.555063074</dc:date>
    <meta:editing-duration>PT22H29M51S</meta:editing-duration>
    <meta:editing-cycles>57</meta:editing-cycles>
    <meta:generator>LibreOffice/5.3.3.2$Linux_X86_64 LibreOffice_project/30m0$Build-2</meta:generator>
    <meta:document-statistic meta:table-count="0" meta:image-count="3" meta:object-count="0" meta:page-count="5" meta:paragraph-count="74" meta:word-count="1038" meta:character-count="6822" meta:non-whitespace-character-count="5849"/>
  </office:meta>
</office:document-meta>
</file>